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13" calcext:value-type="float">
            <text:p>713</text:p>
          </table:table-cell>
          <table:table-cell table:formula="of:=AVERAGE([.A2:.A20])" office:value-type="float" office:value="660.157894736842" calcext:value-type="float">
            <text:p>660.157894736842</text:p>
          </table:table-cell>
          <table:table-cell table:formula="of:=AVERAGE([.B2:.B20])" office:value-type="float" office:value="382.631578947368" calcext:value-type="float">
            <text:p>382.631578947368</text:p>
          </table:table-cell>
          <table:table-cell table:formula="of:=[.A2]-[.C2]" office:value-type="float" office:value="-418.157894736842" calcext:value-type="float">
            <text:p>-418.157894736842</text:p>
          </table:table-cell>
          <table:table-cell table:formula="of:=[.B2]-[.D2]" office:value-type="float" office:value="330.368421052632" calcext:value-type="float">
            <text:p>330.368421052632</text:p>
          </table:table-cell>
          <table:table-cell office:value-type="float" office:value="656" calcext:value-type="float">
            <text:p>65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7" calcext:value-type="float">
            <text:p>57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3]-[.C3]" office:value-type="float" office:value="-428.157894736842" calcext:value-type="float">
            <text:p>-428.157894736842</text:p>
          </table:table-cell>
          <table:table-cell table:formula="of:=[.B3]-[.D3]" office:value-type="float" office:value="194.368421052632" calcext:value-type="float">
            <text:p>194.36842105263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6" calcext:value-type="float">
            <text:p>51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4]-[.C4]" office:value-type="float" office:value="-416.157894736842" calcext:value-type="float">
            <text:p>-416.157894736842</text:p>
          </table:table-cell>
          <table:table-cell table:formula="of:=[.B4]-[.D4]" office:value-type="float" office:value="133.368421052632" calcext:value-type="float">
            <text:p>133.36842105263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6" calcext:value-type="float">
            <text:p>4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5]-[.C5]" office:value-type="float" office:value="-370.157894736842" calcext:value-type="float">
            <text:p>-370.157894736842</text:p>
          </table:table-cell>
          <table:table-cell table:formula="of:=[.B5]-[.D5]" office:value-type="float" office:value="23.368421052632" calcext:value-type="float">
            <text:p>23.36842105263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6]-[.C6]" office:value-type="float" office:value="-305.157894736842" calcext:value-type="float">
            <text:p>-305.157894736842</text:p>
          </table:table-cell>
          <table:table-cell table:formula="of:=[.B6]-[.D6]" office:value-type="float" office:value="-56.631578947368" calcext:value-type="float">
            <text:p>-56.63157894736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7]-[.C7]" office:value-type="float" office:value="-221.157894736842" calcext:value-type="float">
            <text:p>-221.157894736842</text:p>
          </table:table-cell>
          <table:table-cell table:formula="of:=[.B7]-[.D7]" office:value-type="float" office:value="-121.631578947368" calcext:value-type="float">
            <text:p>-121.63157894736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7" calcext:value-type="float">
            <text:p>22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8]-[.C8]" office:value-type="float" office:value="-143.157894736842" calcext:value-type="float">
            <text:p>-143.157894736842</text:p>
          </table:table-cell>
          <table:table-cell table:formula="of:=[.B8]-[.D8]" office:value-type="float" office:value="-155.631578947368" calcext:value-type="float">
            <text:p>-155.63157894736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8" calcext:value-type="float">
            <text:p>21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9]-[.C9]" office:value-type="float" office:value="-119.157894736842" calcext:value-type="float">
            <text:p>-119.157894736842</text:p>
          </table:table-cell>
          <table:table-cell table:formula="of:=[.B9]-[.D9]" office:value-type="float" office:value="-164.631578947368" calcext:value-type="float">
            <text:p>-164.63157894736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0]-[.C10]" office:value-type="float" office:value="-69.157894736842" calcext:value-type="float">
            <text:p>-69.157894736842</text:p>
          </table:table-cell>
          <table:table-cell table:formula="of:=[.B10]-[.D10]" office:value-type="float" office:value="-176.631578947368" calcext:value-type="float">
            <text:p>-176.63157894736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3" calcext:value-type="float">
            <text:p>203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1]-[.C11]" office:value-type="float" office:value="-28.157894736842" calcext:value-type="float">
            <text:p>-28.157894736842</text:p>
          </table:table-cell>
          <table:table-cell table:formula="of:=[.B11]-[.D11]" office:value-type="float" office:value="-179.631578947368" calcext:value-type="float">
            <text:p>-179.63157894736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" calcext:value-type="float">
            <text:p>202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2]-[.C12]" office:value-type="float" office:value="19.842105263158" calcext:value-type="float">
            <text:p>19.842105263158</text:p>
          </table:table-cell>
          <table:table-cell table:formula="of:=[.B12]-[.D12]" office:value-type="float" office:value="-180.631578947368" calcext:value-type="float">
            <text:p>-180.63157894736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8" calcext:value-type="float">
            <text:p>2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3]-[.C13]" office:value-type="float" office:value="78.842105263158" calcext:value-type="float">
            <text:p>78.842105263158</text:p>
          </table:table-cell>
          <table:table-cell table:formula="of:=[.B13]-[.D13]" office:value-type="float" office:value="-174.631578947368" calcext:value-type="float">
            <text:p>-174.63157894736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4" calcext:value-type="float">
            <text:p>2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4]-[.C14]" office:value-type="float" office:value="187.842105263158" calcext:value-type="float">
            <text:p>187.842105263158</text:p>
          </table:table-cell>
          <table:table-cell table:formula="of:=[.B14]-[.D14]" office:value-type="float" office:value="-138.631578947368" calcext:value-type="float">
            <text:p>-138.63157894736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0" calcext:value-type="float">
            <text:p>290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5]-[.C15]" office:value-type="float" office:value="262.842105263158" calcext:value-type="float">
            <text:p>262.842105263158</text:p>
          </table:table-cell>
          <table:table-cell table:formula="of:=[.B15]-[.D15]" office:value-type="float" office:value="-92.631578947368" calcext:value-type="float">
            <text:p>-92.63157894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5" calcext:value-type="float">
            <text:p>36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6]-[.C16]" office:value-type="float" office:value="339.842105263158" calcext:value-type="float">
            <text:p>339.842105263158</text:p>
          </table:table-cell>
          <table:table-cell table:formula="of:=[.B16]-[.D16]" office:value-type="float" office:value="-17.631578947368" calcext:value-type="float">
            <text:p>-17.631578947368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44" calcext:value-type="float">
            <text:p>4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7]-[.C17]" office:value-type="float" office:value="387.842105263158" calcext:value-type="float">
            <text:p>387.842105263158</text:p>
          </table:table-cell>
          <table:table-cell table:formula="of:=[.B17]-[.D17]" office:value-type="float" office:value="61.368421052632" calcext:value-type="float">
            <text:p>61.36842105263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5" calcext:value-type="float">
            <text:p>74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8]-[.C18]" office:value-type="float" office:value="401.842105263158" calcext:value-type="float">
            <text:p>401.842105263158</text:p>
          </table:table-cell>
          <table:table-cell table:formula="of:=[.B18]-[.D18]" office:value-type="float" office:value="362.368421052632" calcext:value-type="float">
            <text:p>362.36842105263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1" calcext:value-type="float">
            <text:p>51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9]-[.C19]" office:value-type="float" office:value="412.842105263158" calcext:value-type="float">
            <text:p>412.842105263158</text:p>
          </table:table-cell>
          <table:table-cell table:formula="of:=[.B19]-[.D19]" office:value-type="float" office:value="128.368421052632" calcext:value-type="float">
            <text:p>128.368421052632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08" calcext:value-type="float">
            <text:p>6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20]-[.C20]" office:value-type="float" office:value="426.842105263158" calcext:value-type="float">
            <text:p>426.842105263158</text:p>
          </table:table-cell>
          <table:table-cell table:formula="of:=[.B20]-[.D20]" office:value-type="float" office:value="225.368421052632" calcext:value-type="float">
            <text:p>225.368421052632</text:p>
          </table:table-cell>
          <table:table-cell table:number-columns-repeated="2"/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0" calcext:value-type="float">
            <text:p>620</text:p>
          </table:table-cell>
          <table:table-cell table:formula="of:=AVERAGE([.A2:.A11])" office:value-type="float" office:value="658.7" calcext:value-type="float">
            <text:p>658.7</text:p>
          </table:table-cell>
          <table:table-cell table:formula="of:=AVERAGE([.B2:.B11])" office:value-type="float" office:value="437.3" calcext:value-type="float">
            <text:p>437.3</text:p>
          </table:table-cell>
          <table:table-cell table:formula="of:= [.A2]-[.C2]" office:value-type="float" office:value="-428.7" calcext:value-type="float">
            <text:p>-428.7</text:p>
          </table:table-cell>
          <table:table-cell table:formula="of:=[.B2]-[.D2]" office:value-type="float" office:value="182.7" calcext:value-type="float">
            <text:p>182.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3]-[.C3]" office:value-type="float" office:value="-423.7" calcext:value-type="float">
            <text:p>-423.7</text:p>
          </table:table-cell>
          <table:table-cell table:formula="of:=[.B3]-[.D3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4]-[.C4]" office:value-type="float" office:value="-384.7" calcext:value-type="float">
            <text:p>-384.7</text:p>
          </table:table-cell>
          <table:table-cell table:formula="of:=[.B4]-[.D4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5]-[.C5]" office:value-type="float" office:value="-307.7" calcext:value-type="float">
            <text:p>-307.7</text:p>
          </table:table-cell>
          <table:table-cell table:formula="of:=[.B5]-[.D5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6]-[.C6]" office:value-type="float" office:value="-169.7" calcext:value-type="float">
            <text:p>-169.7</text:p>
          </table:table-cell>
          <table:table-cell table:formula="of:=[.B6]-[.D6]" office:value-type="float" office:value="-201.3" calcext:value-type="float">
            <text:p>-201.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7]-[.C7]" office:value-type="float" office:value="169.3" calcext:value-type="float">
            <text:p>169.3</text:p>
          </table:table-cell>
          <table:table-cell table:formula="of:=[.B7]-[.D7]" office:value-type="float" office:value="-200.3" calcext:value-type="float">
            <text:p>-200.3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8]-[.C8]" office:value-type="float" office:value="309.3" calcext:value-type="float">
            <text:p>309.3</text:p>
          </table:table-cell>
          <table:table-cell table:formula="of:=[.B8]-[.D8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9]-[.C9]" office:value-type="float" office:value="384.3" calcext:value-type="float">
            <text:p>384.3</text:p>
          </table:table-cell>
          <table:table-cell table:formula="of:=[.B9]-[.D9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0]-[.C10]" office:value-type="float" office:value="424.3" calcext:value-type="float">
            <text:p>424.3</text:p>
          </table:table-cell>
          <table:table-cell table:formula="of:=[.B10]-[.D10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22" calcext:value-type="float">
            <text:p>622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1]-[.C11]" office:value-type="float" office:value="427.3" calcext:value-type="float">
            <text:p>427.3</text:p>
          </table:table-cell>
          <table:table-cell table:formula="of:=[.B11]-[.D11]" office:value-type="float" office:value="184.7" calcext:value-type="float">
            <text:p>184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28.7" calcext:value-type="float">
            <text:p>-428.7</text:p>
          </table:table-cell>
          <table:table-cell office:value-type="float" office:value="-423.7" calcext:value-type="float">
            <text:p>-423.7</text:p>
          </table:table-cell>
          <table:table-cell office:value-type="float" office:value="-384.7" calcext:value-type="float">
            <text:p>-384.7</text:p>
          </table:table-cell>
          <table:table-cell office:value-type="float" office:value="-307.7" calcext:value-type="float">
            <text:p>-307.7</text:p>
          </table:table-cell>
          <table:table-cell office:value-type="float" office:value="-169.7" calcext:value-type="float">
            <text:p>-169.7</text:p>
          </table:table-cell>
          <table:table-cell office:value-type="float" office:value="169.3" calcext:value-type="float">
            <text:p>169.3</text:p>
          </table:table-cell>
          <table:table-cell office:value-type="float" office:value="309.3" calcext:value-type="float">
            <text:p>309.3</text:p>
          </table:table-cell>
          <table:table-cell office:value-type="float" office:value="384.3" calcext:value-type="float">
            <text:p>384.3</text:p>
          </table:table-cell>
          <table:table-cell office:value-type="float" office:value="424.3" calcext:value-type="float">
            <text:p>424.3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123.7" calcext:value-type="float">
            <text:p>123.7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-106.3" calcext:value-type="float">
            <text:p>-106.3</text:p>
          </table:table-cell>
          <table:table-cell office:value-type="float" office:value="-201.3" calcext:value-type="float">
            <text:p>-201.3</text:p>
          </table:table-cell>
          <table:table-cell office:value-type="float" office:value="-200.3" calcext:value-type="float">
            <text:p>-200.3</text:p>
          </table:table-cell>
          <table:table-cell office:value-type="float" office:value="-106.3" calcext:value-type="float">
            <text:p>-106.3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123.7" calcext:value-type="float">
            <text:p>123.7</text:p>
          </table:table-cell>
          <table:table-cell office:value-type="float" office:value="184.7" calcext:value-type="float">
            <text:p>184.7</text:p>
          </table:table-cell>
        </table:table-row>
      </table:table>
      <table:table table:name="Foglio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table:formula="of:=AVERAGE([.A2:.A11])" office:value-type="float" office:value="657.9" calcext:value-type="float">
            <text:p>657.9</text:p>
          </table:table-cell>
          <table:table-cell table:formula="of:=AVERAGE([.B2:.B11])" office:value-type="float" office:value="492" calcext:value-type="float">
            <text:p>492</text:p>
          </table:table-cell>
          <table:table-cell table:formula="of:= [.A2]-[.C2]" office:value-type="float" office:value="-417.9" calcext:value-type="float">
            <text:p>-417.9</text:p>
          </table:table-cell>
          <table:table-cell table:formula="of:=[.B2]-[.D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2" calcext:value-type="float">
            <text:p>62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3]-[.C3]" office:value-type="float" office:value="-427.9" calcext:value-type="float">
            <text:p>-427.9</text:p>
          </table:table-cell>
          <table:table-cell table:formula="of:=[.B3]-[.D3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4]-[.C4]" office:value-type="float" office:value="-414.9" calcext:value-type="float">
            <text:p>-414.9</text:p>
          </table:table-cell>
          <table:table-cell table:formula="of:=[.B4]-[.D4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5]-[.C5]" office:value-type="float" office:value="-341.9" calcext:value-type="float">
            <text:p>-341.9</text:p>
          </table:table-cell>
          <table:table-cell table:formula="of:=[.B5]-[.D5]"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6]-[.C6]" office:value-type="float" office:value="-204.9" calcext:value-type="float">
            <text:p>-204.9</text:p>
          </table:table-cell>
          <table:table-cell table:formula="of:=[.B6]-[.D6]" office:value-type="float" office:value="-238" calcext:value-type="float">
            <text:p>-238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7]-[.C7]" office:value-type="float" office:value="205.1" calcext:value-type="float">
            <text:p>205.1</text:p>
          </table:table-cell>
          <table:table-cell table:formula="of:=[.B7]-[.D7]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68" calcext:value-type="float">
            <text:p>368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8]-[.C8]" office:value-type="float" office:value="343.1" calcext:value-type="float">
            <text:p>343.1</text:p>
          </table:table-cell>
          <table:table-cell table:formula="of:=[.B8]-[.D8]" office:value-type="float" office:value="-124" calcext:value-type="float">
            <text:p>-124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2" calcext:value-type="float">
            <text:p>51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9]-[.C9]" office:value-type="float" office:value="415.1" calcext:value-type="float">
            <text:p>415.1</text:p>
          </table:table-cell>
          <table:table-cell table:formula="of:=[.B9]-[.D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21" calcext:value-type="float">
            <text:p>621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0]-[.C10]" office:value-type="float" office:value="427.1" calcext:value-type="float">
            <text:p>427.1</text:p>
          </table:table-cell>
          <table:table-cell table:formula="of:=[.B10]-[.D10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03" calcext:value-type="float">
            <text:p>70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1]-[.C11]" office:value-type="float" office:value="417.1" calcext:value-type="float">
            <text:p>417.1</text:p>
          </table:table-cell>
          <table:table-cell table:formula="of:=[.B11]-[.D11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7.9" calcext:value-type="float">
            <text:p>-417.9</text:p>
          </table:table-cell>
          <table:table-cell office:value-type="float" office:value="-427.9" calcext:value-type="float">
            <text:p>-427.9</text:p>
          </table:table-cell>
          <table:table-cell office:value-type="float" office:value="-414.9" calcext:value-type="float">
            <text:p>-414.9</text:p>
          </table:table-cell>
          <table:table-cell office:value-type="float" office:value="-341.9" calcext:value-type="float">
            <text:p>-341.9</text:p>
          </table:table-cell>
          <table:table-cell office:value-type="float" office:value="-204.9" calcext:value-type="float">
            <text:p>-204.9</text:p>
          </table:table-cell>
          <table:table-cell office:value-type="float" office:value="205.1" calcext:value-type="float">
            <text:p>205.1</text:p>
          </table:table-cell>
          <table:table-cell office:value-type="float" office:value="343.1" calcext:value-type="float">
            <text:p>343.1</text:p>
          </table:table-cell>
          <table:table-cell office:value-type="float" office:value="415.1" calcext:value-type="float">
            <text:p>415.1</text:p>
          </table:table-cell>
          <table:table-cell office:value-type="float" office:value="427.1" calcext:value-type="float">
            <text:p>427.1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122" calcext:value-type="float">
            <text:p>-122</text:p>
          </table:table-cell>
          <table:table-cell office:value-type="float" office:value="-238" calcext:value-type="float">
            <text:p>-238</text:p>
          </table:table-cell>
          <table:table-cell office:value-type="float" office:value="-239" calcext:value-type="float">
            <text:p>-239</text:p>
          </table:table-cell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Foglio5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8.5" calcext:value-type="float">
            <text:p>658.5</text:p>
          </table:table-cell>
          <table:table-cell table:formula="of:=AVERAGE([.B2:.B11])" office:value-type="float" office:value="431.9" calcext:value-type="float">
            <text:p>431.9</text:p>
          </table:table-cell>
          <table:table-cell table:formula="of:= [.A2]-[.C2]" office:value-type="float" office:value="-418.5" calcext:value-type="float">
            <text:p>-418.5</text:p>
          </table:table-cell>
          <table:table-cell table:formula="of:=[.B2]-[.D2]" office:value-type="float" office:value="268.1" calcext:value-type="float">
            <text:p>268.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3]-[.C3]" office:value-type="float" office:value="-426.5" calcext:value-type="float">
            <text:p>-426.5</text:p>
          </table:table-cell>
          <table:table-cell table:formula="of:=[.B3]-[.D3]" office:value-type="float" office:value="158.1" calcext:value-type="float">
            <text:p>158.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4]-[.C4]" office:value-type="float" office:value="-357.5" calcext:value-type="float">
            <text:p>-357.5</text:p>
          </table:table-cell>
          <table:table-cell table:formula="of:=[.B4]-[.D4]" office:value-type="float" office:value="-42.9" calcext:value-type="float">
            <text:p>-42.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5]-[.C5]" office:value-type="float" office:value="-234.5" calcext:value-type="float">
            <text:p>-234.5</text:p>
          </table:table-cell>
          <table:table-cell table:formula="of:=[.B5]-[.D5]" office:value-type="float" office:value="-160.9" calcext:value-type="float">
            <text:p>-160.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0" calcext:value-type="float">
            <text:p>21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6]-[.C6]" office:value-type="float" office:value="-78.5" calcext:value-type="float">
            <text:p>-78.5</text:p>
          </table:table-cell>
          <table:table-cell table:formula="of:=[.B6]-[.D6]" office:value-type="float" office:value="-221.9" calcext:value-type="float">
            <text:p>-221.9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9" calcext:value-type="float">
            <text:p>20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7]-[.C7]" office:value-type="float" office:value="80.5" calcext:value-type="float">
            <text:p>80.5</text:p>
          </table:table-cell>
          <table:table-cell table:formula="of:=[.B7]-[.D7]" office:value-type="float" office:value="-222.9" calcext:value-type="float">
            <text:p>-222.9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0" calcext:value-type="float">
            <text:p>27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8]-[.C8]" office:value-type="float" office:value="233.5" calcext:value-type="float">
            <text:p>233.5</text:p>
          </table:table-cell>
          <table:table-cell table:formula="of:=[.B8]-[.D8]" office:value-type="float" office:value="-161.9" calcext:value-type="float">
            <text:p>-161.9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0" calcext:value-type="float">
            <text:p>3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9]-[.C9]" office:value-type="float" office:value="357.5" calcext:value-type="float">
            <text:p>357.5</text:p>
          </table:table-cell>
          <table:table-cell table:formula="of:=[.B9]-[.D9]" office:value-type="float" office:value="-41.9" calcext:value-type="float">
            <text:p>-41.9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9" calcext:value-type="float">
            <text:p>5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0]-[.C10]" office:value-type="float" office:value="426.5" calcext:value-type="float">
            <text:p>426.5</text:p>
          </table:table-cell>
          <table:table-cell table:formula="of:=[.B10]-[.D10]" office:value-type="float" office:value="157.1" calcext:value-type="float">
            <text:p>157.1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01" calcext:value-type="float">
            <text:p>70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1]-[.C11]" office:value-type="float" office:value="417.5" calcext:value-type="float">
            <text:p>417.5</text:p>
          </table:table-cell>
          <table:table-cell table:formula="of:=[.B11]-[.D11]" office:value-type="float" office:value="269.1" calcext:value-type="float">
            <text:p>269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8.5" calcext:value-type="float">
            <text:p>-418.5</text:p>
          </table:table-cell>
          <table:table-cell office:value-type="float" office:value="-426.5" calcext:value-type="float">
            <text:p>-426.5</text:p>
          </table:table-cell>
          <table:table-cell office:value-type="float" office:value="-357.5" calcext:value-type="float">
            <text:p>-357.5</text:p>
          </table:table-cell>
          <table:table-cell office:value-type="float" office:value="-234.5" calcext:value-type="float">
            <text:p>-234.5</text:p>
          </table:table-cell>
          <table:table-cell office:value-type="float" office:value="-78.5" calcext:value-type="float">
            <text:p>-78.5</text:p>
          </table:table-cell>
          <table:table-cell office:value-type="float" office:value="80.5" calcext:value-type="float">
            <text:p>80.5</text:p>
          </table:table-cell>
          <table:table-cell office:value-type="float" office:value="233.5" calcext:value-type="float">
            <text:p>233.5</text:p>
          </table:table-cell>
          <table:table-cell office:value-type="float" office:value="357.5" calcext:value-type="float">
            <text:p>357.5</text:p>
          </table:table-cell>
          <table:table-cell office:value-type="float" office:value="426.5" calcext:value-type="float">
            <text:p>426.5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268.1" calcext:value-type="float">
            <text:p>268.1</text:p>
          </table:table-cell>
          <table:table-cell office:value-type="float" office:value="158.1" calcext:value-type="float">
            <text:p>158.1</text:p>
          </table:table-cell>
          <table:table-cell office:value-type="float" office:value="-42.9" calcext:value-type="float">
            <text:p>-42.9</text:p>
          </table:table-cell>
          <table:table-cell office:value-type="float" office:value="-160.9" calcext:value-type="float">
            <text:p>-160.9</text:p>
          </table:table-cell>
          <table:table-cell office:value-type="float" office:value="-221.9" calcext:value-type="float">
            <text:p>-221.9</text:p>
          </table:table-cell>
          <table:table-cell office:value-type="float" office:value="-222.9" calcext:value-type="float">
            <text:p>-222.9</text:p>
          </table:table-cell>
          <table:table-cell office:value-type="float" office:value="-161.9" calcext:value-type="float">
            <text:p>-161.9</text:p>
          </table:table-cell>
          <table:table-cell office:value-type="float" office:value="-41.9" calcext:value-type="float">
            <text:p>-41.9</text:p>
          </table:table-cell>
          <table:table-cell office:value-type="float" office:value="157.1" calcext:value-type="float">
            <text:p>157.1</text:p>
          </table:table-cell>
          <table:table-cell office:value-type="float" office:value="269.1" calcext:value-type="float">
            <text:p>269.1</text:p>
          </table:table-cell>
        </table:table-row>
      </table:table>
      <table:table table:name="Foglio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400.6" calcext:value-type="float">
            <text:p>400.6</text:p>
          </table:table-cell>
          <table:table-cell table:formula="of:= [.A2]-[.C2]" office:value-type="float" office:value="-515.8" calcext:value-type="float">
            <text:p>-515.8</text:p>
          </table:table-cell>
          <table:table-cell table:formula="of:=[.B2]-[.D2]" office:value-type="float" office:value="299.4" calcext:value-type="float">
            <text:p>299.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0" calcext:value-type="float">
            <text:p>52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3]-[.C3]" office:value-type="float" office:value="-513.8" calcext:value-type="float">
            <text:p>-513.8</text:p>
          </table:table-cell>
          <table:table-cell table:formula="of:=[.B3]-[.D3]" office:value-type="float" office:value="119.4" calcext:value-type="float">
            <text:p>119.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" calcext:value-type="float">
            <text:p>405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4]-[.C4]" office:value-type="float" office:value="-478.8" calcext:value-type="float">
            <text:p>-478.8</text:p>
          </table:table-cell>
          <table:table-cell table:formula="of:=[.B4]-[.D4]" office:value-type="float" office:value="4.39999999999998" calcext:value-type="float">
            <text:p>4.3999999999999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5]-[.C5]" office:value-type="float" office:value="-373.8" calcext:value-type="float">
            <text:p>-373.8</text:p>
          </table:table-cell>
          <table:table-cell table:formula="of:=[.B5]-[.D5]" office:value-type="float" office:value="-151.6" calcext:value-type="float">
            <text:p>-151.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6]-[.C6]" office:value-type="float" office:value="-183.8" calcext:value-type="float">
            <text:p>-183.8</text:p>
          </table:table-cell>
          <table:table-cell table:formula="of:=[.B6]-[.D6]" office:value-type="float" office:value="-271.6" calcext:value-type="float">
            <text:p>-271.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0" calcext:value-type="float">
            <text:p>13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7]-[.C7]" office:value-type="float" office:value="190.2" calcext:value-type="float">
            <text:p>190.2</text:p>
          </table:table-cell>
          <table:table-cell table:formula="of:=[.B7]-[.D7]" office:value-type="float" office:value="-270.6" calcext:value-type="float">
            <text:p>-270.6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8" calcext:value-type="float">
            <text:p>248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8]-[.C8]" office:value-type="float" office:value="373.2" calcext:value-type="float">
            <text:p>373.2</text:p>
          </table:table-cell>
          <table:table-cell table:formula="of:=[.B8]-[.D8]" office:value-type="float" office:value="-152.6" calcext:value-type="float">
            <text:p>-152.6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9]-[.C9]" office:value-type="float" office:value="479.2" calcext:value-type="float">
            <text:p>479.2</text:p>
          </table:table-cell>
          <table:table-cell table:formula="of:=[.B9]-[.D9]" office:value-type="float" office:value="3.39999999999998" calcext:value-type="float">
            <text:p>3.39999999999998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9" calcext:value-type="float">
            <text:p>51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0]-[.C10]" office:value-type="float" office:value="513.2" calcext:value-type="float">
            <text:p>513.2</text:p>
          </table:table-cell>
          <table:table-cell table:formula="of:=[.B10]-[.D10]" office:value-type="float" office:value="118.4" calcext:value-type="float">
            <text:p>118.4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2" calcext:value-type="float">
            <text:p>702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1]-[.C11]" office:value-type="float" office:value="510.2" calcext:value-type="float">
            <text:p>510.2</text:p>
          </table:table-cell>
          <table:table-cell table:formula="of:=[.B11]-[.D11]" office:value-type="float" office:value="301.4" calcext:value-type="float">
            <text:p>30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5.8" calcext:value-type="float">
            <text:p>-515.8</text:p>
          </table:table-cell>
          <table:table-cell office:value-type="float" office:value="-513.8" calcext:value-type="float">
            <text:p>-513.8</text:p>
          </table:table-cell>
          <table:table-cell office:value-type="float" office:value="-478.8" calcext:value-type="float">
            <text:p>-478.8</text:p>
          </table:table-cell>
          <table:table-cell office:value-type="float" office:value="-373.8" calcext:value-type="float">
            <text:p>-373.8</text:p>
          </table:table-cell>
          <table:table-cell office:value-type="float" office:value="-183.8" calcext:value-type="float">
            <text:p>-183.8</text:p>
          </table:table-cell>
          <table:table-cell office:value-type="float" office:value="190.2" calcext:value-type="float">
            <text:p>190.2</text:p>
          </table:table-cell>
          <table:table-cell office:value-type="float" office:value="373.2" calcext:value-type="float">
            <text:p>373.2</text:p>
          </table:table-cell>
          <table:table-cell office:value-type="float" office:value="479.2" calcext:value-type="float">
            <text:p>479.2</text:p>
          </table:table-cell>
          <table:table-cell office:value-type="float" office:value="513.2" calcext:value-type="float">
            <text:p>513.2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19.4" calcext:value-type="float">
            <text:p>119.4</text:p>
          </table:table-cell>
          <table:table-cell office:value-type="float" office:value="4.39999999999998" calcext:value-type="float">
            <text:p>4.39999999999998</text:p>
          </table:table-cell>
          <table:table-cell office:value-type="float" office:value="-151.6" calcext:value-type="float">
            <text:p>-151.6</text:p>
          </table:table-cell>
          <table:table-cell office:value-type="float" office:value="-271.6" calcext:value-type="float">
            <text:p>-271.6</text:p>
          </table:table-cell>
          <table:table-cell office:value-type="float" office:value="-270.6" calcext:value-type="float">
            <text:p>-270.6</text:p>
          </table:table-cell>
          <table:table-cell office:value-type="float" office:value="-152.6" calcext:value-type="float">
            <text:p>-152.6</text:p>
          </table:table-cell>
          <table:table-cell office:value-type="float" office:value="3.39999999999998" calcext:value-type="float">
            <text:p>3.39999999999998</text:p>
          </table:table-cell>
          <table:table-cell office:value-type="float" office:value="118.4" calcext:value-type="float">
            <text:p>118.4</text:p>
          </table:table-cell>
          <table:table-cell office:value-type="float" office:value="301.4" calcext:value-type="float">
            <text:p>301.4</text:p>
          </table:table-cell>
        </table:table-row>
      </table:table>
      <table:table table:name="Foglio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7" calcext:value-type="float">
            <text:p>687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391.8" calcext:value-type="float">
            <text:p>391.8</text:p>
          </table:table-cell>
          <table:table-cell table:formula="of:= [.A2]-[.C2]" office:value-type="float" office:value="-518.8" calcext:value-type="float">
            <text:p>-518.8</text:p>
          </table:table-cell>
          <table:table-cell table:formula="of:=[.B2]-[.D2]" office:value-type="float" office:value="295.2" calcext:value-type="float">
            <text:p>295.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8" calcext:value-type="float">
            <text:p>51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3]-[.C3]" office:value-type="float" office:value="-514.8" calcext:value-type="float">
            <text:p>-514.8</text:p>
          </table:table-cell>
          <table:table-cell table:formula="of:=[.B3]-[.D3]"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3" calcext:value-type="float">
            <text:p>39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4]-[.C4]" office:value-type="float" office:value="-473.8" calcext:value-type="float">
            <text:p>-473.8</text:p>
          </table:table-cell>
          <table:table-cell table:formula="of:=[.B4]-[.D4]" office:value-type="float" office:value="1.19999999999999" calcext:value-type="float">
            <text:p>1.199999999999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5]-[.C5]" office:value-type="float" office:value="-364.8" calcext:value-type="float">
            <text:p>-364.8</text:p>
          </table:table-cell>
          <table:table-cell table:formula="of:=[.B5]-[.D5]" office:value-type="float" office:value="-152.8" calcext:value-type="float">
            <text:p>-152.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" calcext:value-type="float">
            <text:p>121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6]-[.C6]" office:value-type="float" office:value="-170.8" calcext:value-type="float">
            <text:p>-170.8</text:p>
          </table:table-cell>
          <table:table-cell table:formula="of:=[.B6]-[.D6]" office:value-type="float" office:value="-270.8" calcext:value-type="float">
            <text:p>-270.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3" calcext:value-type="float">
            <text:p>12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7]-[.C7]" office:value-type="float" office:value="179.2" calcext:value-type="float">
            <text:p>179.2</text:p>
          </table:table-cell>
          <table:table-cell table:formula="of:=[.B7]-[.D7]" office:value-type="float" office:value="-268.8" calcext:value-type="float">
            <text:p>-268.8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38" calcext:value-type="float">
            <text:p>23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8]-[.C8]" office:value-type="float" office:value="365.2" calcext:value-type="float">
            <text:p>365.2</text:p>
          </table:table-cell>
          <table:table-cell table:formula="of:=[.B8]-[.D8]" office:value-type="float" office:value="-153.8" calcext:value-type="float">
            <text:p>-153.8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2" calcext:value-type="float">
            <text:p>392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9]-[.C9]" office:value-type="float" office:value="475.2" calcext:value-type="float">
            <text:p>475.2</text:p>
          </table:table-cell>
          <table:table-cell table:formula="of:=[.B9]-[.D9]" office:value-type="float" office:value="0.199999999999989" calcext:value-type="float">
            <text:p>0.19999999999998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17" calcext:value-type="float">
            <text:p>517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0]-[.C10]" office:value-type="float" office:value="510.2" calcext:value-type="float">
            <text:p>510.2</text:p>
          </table:table-cell>
          <table:table-cell table:formula="of:=[.B10]-[.D10]" office:value-type="float" office:value="125.2" calcext:value-type="float">
            <text:p>125.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90" calcext:value-type="float">
            <text:p>690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1]-[.C11]" office:value-type="float" office:value="513.2" calcext:value-type="float">
            <text:p>513.2</text:p>
          </table:table-cell>
          <table:table-cell table:formula="of:=[.B11]-[.D11]" office:value-type="float" office:value="298.2" calcext:value-type="float">
            <text:p>298.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8.8" calcext:value-type="float">
            <text:p>-518.8</text:p>
          </table:table-cell>
          <table:table-cell office:value-type="float" office:value="-514.8" calcext:value-type="float">
            <text:p>-514.8</text:p>
          </table:table-cell>
          <table:table-cell office:value-type="float" office:value="-473.8" calcext:value-type="float">
            <text:p>-473.8</text:p>
          </table:table-cell>
          <table:table-cell office:value-type="float" office:value="-364.8" calcext:value-type="float">
            <text:p>-364.8</text:p>
          </table:table-cell>
          <table:table-cell office:value-type="float" office:value="-170.8" calcext:value-type="float">
            <text:p>-170.8</text:p>
          </table:table-cell>
          <table:table-cell office:value-type="float" office:value="179.2" calcext:value-type="float">
            <text:p>179.2</text:p>
          </table:table-cell>
          <table:table-cell office:value-type="float" office:value="365.2" calcext:value-type="float">
            <text:p>365.2</text:p>
          </table:table-cell>
          <table:table-cell office:value-type="float" office:value="475.2" calcext:value-type="float">
            <text:p>475.2</text:p>
          </table:table-cell>
          <table:table-cell office:value-type="float" office:value="510.2" calcext:value-type="float">
            <text:p>510.2</text:p>
          </table:table-cell>
          <table:table-cell office:value-type="float" office:value="513.2" calcext:value-type="float">
            <text:p>513.2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26.2" calcext:value-type="float">
            <text:p>126.2</text:p>
          </table:table-cell>
          <table:table-cell office:value-type="float" office:value="1.19999999999999" calcext:value-type="float">
            <text:p>1.19999999999999</text:p>
          </table:table-cell>
          <table:table-cell office:value-type="float" office:value="-152.8" calcext:value-type="float">
            <text:p>-152.8</text:p>
          </table:table-cell>
          <table:table-cell office:value-type="float" office:value="-270.8" calcext:value-type="float">
            <text:p>-270.8</text:p>
          </table:table-cell>
          <table:table-cell office:value-type="float" office:value="-268.8" calcext:value-type="float">
            <text:p>-268.8</text:p>
          </table:table-cell>
          <table:table-cell office:value-type="float" office:value="-153.8" calcext:value-type="float">
            <text:p>-153.8</text:p>
          </table:table-cell>
          <table:table-cell office:value-type="float" office:value="0.199999999999989" calcext:value-type="float">
            <text:p>0.199999999999989</text:p>
          </table:table-cell>
          <table:table-cell office:value-type="float" office:value="125.2" calcext:value-type="float">
            <text:p>125.2</text:p>
          </table:table-cell>
          <table:table-cell office:value-type="float" office:value="298.2" calcext:value-type="float">
            <text:p>298.2</text:p>
          </table:table-cell>
        </table:table-row>
      </table:table>
      <table:table table:name="Foglio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62" calcext:value-type="float">
            <text:p>662</text:p>
          </table:table-cell>
          <table:table-cell table:formula="of:=AVERAGE([.A2:.A11])" office:value-type="float" office:value="664.4" calcext:value-type="float">
            <text:p>664.4</text:p>
          </table:table-cell>
          <table:table-cell table:formula="of:=AVERAGE([.B2:.B11])" office:value-type="float" office:value="363.3" calcext:value-type="float">
            <text:p>363.3</text:p>
          </table:table-cell>
          <table:table-cell table:formula="of:= [.A2]-[.C2]" office:value-type="float" office:value="-526.4" calcext:value-type="float">
            <text:p>-526.4</text:p>
          </table:table-cell>
          <table:table-cell table:formula="of:=[.B2]-[.D2]" office:value-type="float" office:value="298.7" calcext:value-type="float">
            <text:p>298.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" calcext:value-type="float">
            <text:p>555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3]-[.C3]" office:value-type="float" office:value="-524.4" calcext:value-type="float">
            <text:p>-524.4</text:p>
          </table:table-cell>
          <table:table-cell table:formula="of:=[.B3]-[.D3]" office:value-type="float" office:value="191.7" calcext:value-type="float">
            <text:p>191.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4]-[.C4]" office:value-type="float" office:value="-452.4" calcext:value-type="float">
            <text:p>-452.4</text:p>
          </table:table-cell>
          <table:table-cell table:formula="of:=[.B4]-[.D4]" office:value-type="float" office:value="-22.3" calcext:value-type="float">
            <text:p>-22.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9" calcext:value-type="float">
            <text:p>159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5]-[.C5]" office:value-type="float" office:value="-256.4" calcext:value-type="float">
            <text:p>-256.4</text:p>
          </table:table-cell>
          <table:table-cell table:formula="of:=[.B5]-[.D5]" office:value-type="float" office:value="-204.3" calcext:value-type="float">
            <text:p>-204.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7" calcext:value-type="float">
            <text:p>97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6]-[.C6]" office:value-type="float" office:value="-53.4" calcext:value-type="float">
            <text:p>-53.4</text:p>
          </table:table-cell>
          <table:table-cell table:formula="of:=[.B6]-[.D6]" office:value-type="float" office:value="-266.3" calcext:value-type="float">
            <text:p>-266.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7]-[.C7]" office:value-type="float" office:value="89.6" calcext:value-type="float">
            <text:p>89.6</text:p>
          </table:table-cell>
          <table:table-cell table:formula="of:=[.B7]-[.D7]" office:value-type="float" office:value="-263.3" calcext:value-type="float">
            <text:p>-263.3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8]-[.C8]" office:value-type="float" office:value="252.6" calcext:value-type="float">
            <text:p>252.6</text:p>
          </table:table-cell>
          <table:table-cell table:formula="of:=[.B8]-[.D8]" office:value-type="float" office:value="-202.3" calcext:value-type="float">
            <text:p>-202.3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2" calcext:value-type="float">
            <text:p>342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9]-[.C9]" office:value-type="float" office:value="443.6" calcext:value-type="float">
            <text:p>443.6</text:p>
          </table:table-cell>
          <table:table-cell table:formula="of:=[.B9]-[.D9]" office:value-type="float" office:value="-21.3" calcext:value-type="float">
            <text:p>-21.3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3" calcext:value-type="float">
            <text:p>55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0]-[.C10]" office:value-type="float" office:value="514.6" calcext:value-type="float">
            <text:p>514.6</text:p>
          </table:table-cell>
          <table:table-cell table:formula="of:=[.B10]-[.D10]" office:value-type="float" office:value="189.7" calcext:value-type="float">
            <text:p>189.7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63" calcext:value-type="float">
            <text:p>66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1]-[.C11]" office:value-type="float" office:value="512.6" calcext:value-type="float">
            <text:p>512.6</text:p>
          </table:table-cell>
          <table:table-cell table:formula="of:=[.B11]-[.D11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26.4" calcext:value-type="float">
            <text:p>-526.4</text:p>
          </table:table-cell>
          <table:table-cell office:value-type="float" office:value="-524.4" calcext:value-type="float">
            <text:p>-524.4</text:p>
          </table:table-cell>
          <table:table-cell office:value-type="float" office:value="-452.4" calcext:value-type="float">
            <text:p>-452.4</text:p>
          </table:table-cell>
          <table:table-cell office:value-type="float" office:value="-256.4" calcext:value-type="float">
            <text:p>-256.4</text:p>
          </table:table-cell>
          <table:table-cell office:value-type="float" office:value="-53.4" calcext:value-type="float">
            <text:p>-53.4</text:p>
          </table:table-cell>
          <table:table-cell office:value-type="float" office:value="89.6" calcext:value-type="float">
            <text:p>89.6</text:p>
          </table:table-cell>
          <table:table-cell office:value-type="float" office:value="252.6" calcext:value-type="float">
            <text:p>252.6</text:p>
          </table:table-cell>
          <table:table-cell office:value-type="float" office:value="443.6" calcext:value-type="float">
            <text:p>443.6</text:p>
          </table:table-cell>
          <table:table-cell office:value-type="float" office:value="514.6" calcext:value-type="float">
            <text:p>514.6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98.7" calcext:value-type="float">
            <text:p>298.7</text:p>
          </table:table-cell>
          <table:table-cell office:value-type="float" office:value="191.7" calcext:value-type="float">
            <text:p>191.7</text:p>
          </table:table-cell>
          <table:table-cell office:value-type="float" office:value="-22.3" calcext:value-type="float">
            <text:p>-22.3</text:p>
          </table:table-cell>
          <table:table-cell office:value-type="float" office:value="-204.3" calcext:value-type="float">
            <text:p>-204.3</text:p>
          </table:table-cell>
          <table:table-cell office:value-type="float" office:value="-266.3" calcext:value-type="float">
            <text:p>-266.3</text:p>
          </table:table-cell>
          <table:table-cell office:value-type="float" office:value="-263.3" calcext:value-type="float">
            <text:p>-263.3</text:p>
          </table:table-cell>
          <table:table-cell office:value-type="float" office:value="-202.3" calcext:value-type="float">
            <text:p>-202.3</text:p>
          </table:table-cell>
          <table:table-cell office:value-type="float" office:value="-21.3" calcext:value-type="float">
            <text:p>-21.3</text:p>
          </table:table-cell>
          <table:table-cell office:value-type="float" office:value="189.7" calcext:value-type="float">
            <text:p>189.7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 table:number-rows-repeated="7">
          <table:table-cell table:style-name="ce4" table:number-columns-repeated="2"/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8"/>
        </table:table-row>
      </table:table>
      <table:table table:name="Risultati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Foglio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Propagazion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9.1" calcext:value-type="float">
            <text:p>429.1</text:p>
          </table:table-cell>
          <table:table-cell office:value-type="float" office:value="427.5" calcext:value-type="float">
            <text:p>427.5</text:p>
          </table:table-cell>
          <table:table-cell office:value-type="float" office:value="430.1" calcext:value-type="float">
            <text:p>430.1</text:p>
          </table:table-cell>
          <table:table-cell table:formula="of:=AVERAGE([.B2:.D2])" office:value-type="float" office:value="428.9" calcext:value-type="float">
            <text:p>428.9</text:p>
          </table:table-cell>
          <table:table-cell table:formula="of:=STDEV([.B2:.D2])" office:value-type="float" office:value="1.31148770486041" calcext:value-type="float">
            <text:p>1.31148770486041</text:p>
          </table:table-cell>
          <table:table-cell table:number-columns-repeated="3"/>
          <table:table-cell table:formula="of:=([.E6])^2*([.F2])^2" office:value-type="float" office:value="465744.124577787" calcext:value-type="float">
            <text:p>465744.124577787</text:p>
          </table:table-cell>
          <table:table-cell/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8.6" calcext:value-type="float">
            <text:p>658.6</text:p>
          </table:table-cell>
          <table:table-cell office:value-type="float" office:value="658.1" calcext:value-type="float">
            <text:p>658.1</text:p>
          </table:table-cell>
          <table:table-cell office:value-type="float" office:value="658.4" calcext:value-type="float">
            <text:p>658.4</text:p>
          </table:table-cell>
          <table:table-cell table:formula="of:=AVERAGE([.B3:.D3])" office:value-type="float" office:value="658.366666666667" calcext:value-type="float">
            <text:p>658.366666666667</text:p>
          </table:table-cell>
          <table:table-cell table:formula="of:=STDEV([.B3:.D3])" office:value-type="float" office:value="0.251661147842355" calcext:value-type="float">
            <text:p>0.251661147842355</text:p>
          </table:table-cell>
          <table:table-cell table:number-columns-repeated="3"/>
          <table:table-cell table:formula="of:=([.E2])^2*([.F6])^2" office:value-type="float" office:value="394277.333433359" calcext:value-type="float">
            <text:p>394277.333433359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29.8" calcext:value-type="float">
            <text:p>629.8</text:p>
          </table:table-cell>
          <table:table-cell office:value-type="float" office:value="625.6" calcext:value-type="float">
            <text:p>625.6</text:p>
          </table:table-cell>
          <table:table-cell office:value-type="float" office:value="626.8" calcext:value-type="float">
            <text:p>626.8</text:p>
          </table:table-cell>
          <table:table-cell table:formula="of:=AVERAGE([.B4:.D4])" office:value-type="float" office:value="627.4" calcext:value-type="float">
            <text:p>627.4</text:p>
          </table:table-cell>
          <table:table-cell table:formula="of:=STDEV([.B4:.D4])" office:value-type="float" office:value="2.16333076527837" calcext:value-type="float">
            <text:p>2.16333076527837</text:p>
          </table:table-cell>
          <table:table-cell/>
          <table:table-cell office:value-type="string" calcext:value-type="string">
            <text:p>Rapporto</text:p>
          </table:table-cell>
          <table:table-cell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office:value-type="string" calcext:value-type="string">
            <text:p>Foglio 7</text:p>
          </table:table-cell>
          <table:table-cell office:value-type="string" calcext:value-type="string">
            <text:p>Foglio 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/>
          <table:table-cell table:formula="of:=[.E6]/[.E2]" office:value-type="float" office:value="1.21325872386726" calcext:value-type="float">
            <text:p>1.21325872386726</text:p>
          </table:table-cell>
          <table:table-cell office:value-type="string" calcext:value-type="string">
            <text:p>+ -</text:p>
          </table:table-cell>
          <table:table-cell table:formula="of:=SQRT(([.J2]+[.J3])/([.E2])^4)" office:value-type="float" office:value="0.00504130010159348" calcext:value-type="float">
            <text:p>0.005041300101593</text:p>
          </table:table-cell>
          <table:table-cell table:formula="of:=[.H5]+[.J5]" office:value-type="float" office:value="1.21830002396885" calcext:value-type="float">
            <text:p>1.21830002396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0.6" calcext:value-type="float">
            <text:p>520.6</text:p>
          </table:table-cell>
          <table:table-cell office:value-type="float" office:value="521.7" calcext:value-type="float">
            <text:p>521.7</text:p>
          </table:table-cell>
          <table:table-cell office:value-type="float" office:value="518.8" calcext:value-type="float">
            <text:p>518.8</text:p>
          </table:table-cell>
          <table:table-cell table:formula="of:=AVERAGE([.B6:.D6])" office:value-type="float" office:value="520.366666666667" calcext:value-type="float">
            <text:p>520.366666666667</text:p>
          </table:table-cell>
          <table:table-cell table:formula="of:=STDEV([.B6:.D6])" office:value-type="float" office:value="1.4640127503999" calcext:value-type="float">
            <text:p>1.4640127503999</text:p>
          </table:table-cell>
          <table:table-cell table:number-columns-repeated="4"/>
          <table:table-cell table:formula="of:=[.H5]-[.J5]" office:value-type="float" office:value="1.20821742376566" calcext:value-type="float">
            <text:p>1.20821742376566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9.1" calcext:value-type="float">
            <text:p>659.1</text:p>
          </table:table-cell>
          <table:table-cell office:value-type="float" office:value="658.8" calcext:value-type="float">
            <text:p>658.8</text:p>
          </table:table-cell>
          <table:table-cell office:value-type="float" office:value="659.1" calcext:value-type="float">
            <text:p>659.1</text:p>
          </table:table-cell>
          <table:table-cell table:formula="of:=AVERAGE([.B7:.D7])" office:value-type="float" office:value="659" calcext:value-type="float">
            <text:p>659</text:p>
          </table:table-cell>
          <table:table-cell table:formula="of:=STDEV([.B7:.D7])" office:value-type="float" office:value="0.173205080756927" calcext:value-type="float">
            <text:p>0.173205080756927</text:p>
          </table:table-cell>
          <table:table-cell/>
          <table:table-cell office:value-type="string" calcext:value-type="string">
            <text:p>Indice rifr</text:p>
          </table:table-cell>
          <table:table-cell/>
          <table:table-cell office:value-type="string" calcext:value-type="string">
            <text:p>sigma <text:s/>n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14.4" calcext:value-type="float">
            <text:p>614.4</text:p>
          </table:table-cell>
          <table:table-cell office:value-type="float" office:value="612.5" calcext:value-type="float">
            <text:p>612.5</text:p>
          </table:table-cell>
          <table:table-cell office:value-type="float" office:value="615.4" calcext:value-type="float">
            <text:p>615.4</text:p>
          </table:table-cell>
          <table:table-cell table:formula="of:=AVERAGE([.B8:.D8])" office:value-type="float" office:value="614.1" calcext:value-type="float">
            <text:p>614.1</text:p>
          </table:table-cell>
          <table:table-cell table:formula="of:=STDEV([.B8:.D8])" office:value-type="float" office:value="1.47309198626561" calcext:value-type="float">
            <text:p>1.47309198626561</text:p>
          </table:table-cell>
          <table:table-cell/>
          <table:table-cell office:value-type="float" office:value="1.3333" calcext:value-type="float">
            <text:p>1.3333</text:p>
          </table:table-cell>
          <table:table-cell office:value-type="string" calcext:value-type="string">
            <text:p>+-</text:p>
          </table:table-cell>
          <table:table-cell table:formula="of:=STDEV([.H8];[.K9];[.K8])" office:value-type="float" office:value="0.000450924975282355" calcext:value-type="float">
            <text:p>0.000450924975282</text:p>
          </table:table-cell>
          <table:table-cell office:value-type="float" office:value="1.3329" calcext:value-type="float">
            <text:p>1.3329</text:p>
          </table:table-cell>
        </table:table-row>
        <table:table-row table:style-name="ro1">
          <table:table-cell table:number-columns-repeated="10"/>
          <table:table-cell office:value-type="float" office:value="1.3338" calcext:value-type="float">
            <text:p>1.3338</text:p>
          </table:table-cell>
        </table:table-row>
        <table:table-row table:style-name="ro1">
          <table:table-cell/>
          <table:table-cell office:value-type="string" calcext:value-type="string">
            <text:p>Banda gialla</text:p>
          </table:table-cell>
          <table:table-cell office:value-type="string" calcext:value-type="string">
            <text:p>Banda Rossa</text:p>
          </table:table-cell>
          <table:table-cell office:value-type="string" calcext:value-type="string">
            <text:p>Deg/Pix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1156462585034" calcext:value-type="float">
            <text:p>0.11156462585034</text:p>
          </table:table-cell>
          <table:table-cell table:number-columns-repeated="7"/>
        </table:table-row>
        <table:table-row table:style-name="ro1">
          <table:table-cell/>
          <table:table-cell table:formula="of:=[.B11]*[.D11]" office:value-type="float" office:value="0.78095238095238" calcext:value-type="float">
            <text:p>0.78095238095238</text:p>
          </table:table-cell>
          <table:table-cell table:formula="of:=[.C11]*[.D11]" office:value-type="float" office:value="0.66938775510204" calcext:value-type="float">
            <text:p>0.66938775510204</text:p>
          </table:table-cell>
          <table:table-cell table:number-columns-repeated="8"/>
        </table:table-row>
        <table:table-row table:style-name="ro1">
          <table:table-cell/>
          <table:table-cell table:formula="of:=600/1000" office:value-type="float" office:value="0.6" calcext:value-type="float">
            <text:p>0.6</text:p>
          </table:table-cell>
          <table:table-cell table:formula="of:=650/1000" office:value-type="float" office:value="0.65" calcext:value-type="float">
            <text:p>0.65</text:p>
          </table:table-cell>
          <table:table-cell office:value-type="float" office:value="0.475" calcext:value-type="float">
            <text:p>0.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ma di A</text:p>
          </table:table-cell>
          <table:table-cell table:formula="of:=[.B13]^2" office:value-type="float" office:value="0.36" calcext:value-type="float">
            <text:p>0.36</text:p>
          </table:table-cell>
          <table:table-cell table:formula="of:=[.C13]^2" office:value-type="float" office:value="0.4225" calcext:value-type="float">
            <text:p>0.4225</text:p>
          </table:table-cell>
          <table:table-cell table:formula="of:=[.D13]^2" office:value-type="float" office:value="0.225625" calcext:value-type="float">
            <text:p>0.225625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 Y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3"/>
          <table:table-cell table:formula="of:=[.B17]*[.B14]" office:value-type="float" office:value="0.0014148" calcext:value-type="float">
            <text:p>0.0014148</text:p>
          </table:table-cell>
          <table:table-cell table:formula="of:=[.C14]*[.C17]" office:value-type="float" office:value="0.00108582499999998" calcext:value-type="float">
            <text:p>0.001085825</text:p>
          </table:table-cell>
          <table:table-cell table:formula="of:=[.D14]*[.D17]" office:value-type="float" office:value="0.00203739375000002" calcext:value-type="float">
            <text:p>0.00203739375</text:p>
          </table:table-cell>
          <table:table-cell table:formula="of:=AVERAGE([.E15:.G15])" office:value-type="float" office:value="0.00151267291666667" calcext:value-type="float">
            <text:p>0.001512672916667</text:p>
          </table:table-cell>
          <table:table-cell table:formula="of:=STDEV([.E15:.G15])" office:value-type="float" office:value="0.000483275389769425" calcext:value-type="float">
            <text:p>0.000483275389769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2" office:value-type="float" office:value="1.33393" calcext:value-type="float">
            <text:p>1.33393</text:p>
          </table:table-cell>
          <table:table-cell table:style-name="ce2" office:value-type="float" office:value="1.33257" calcext:value-type="float">
            <text:p>1.33257</text:p>
          </table:table-cell>
          <table:table-cell table:style-name="ce2" office:value-type="float" office:value="1.33903" calcext:value-type="float">
            <text:p>1.33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l^2</text:p>
          </table:table-cell>
          <table:table-cell table:formula="of:=[.B16]-[.A16]" office:value-type="float" office:value="0.00392999999999999" calcext:value-type="float">
            <text:p>0.00393</text:p>
          </table:table-cell>
          <table:table-cell table:formula="of:=[.C16]-[.A16]" office:value-type="float" office:value="0.00256999999999996" calcext:value-type="float">
            <text:p>0.00257</text:p>
          </table:table-cell>
          <table:table-cell table:formula="of:=[.D16]-[.A16]" office:value-type="float" office:value="0.00903000000000009" calcext:value-type="float">
            <text:p>0.009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20:33:29.32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05:40.455000000</meta:creation-date>
    <dc:date>2019-05-08T20:46:07.589000000</dc:date>
    <meta:editing-duration>PT2H57M24S</meta:editing-duration>
    <meta:editing-cycles>13</meta:editing-cycles>
    <meta:generator>LibreOffice/6.2.3.2$Windows_X86_64 LibreOffice_project/aecc05fe267cc68dde00352a451aa867b3b546ac</meta:generator>
    <meta:document-statistic meta:table-count="8" meta:cell-count="737" meta:object-count="0"/>
  </office:meta>
</office:document-meta>
</file>